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2cm" fo:min-width="1.087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978cm" loext:decorative="false"/>
      <style:paragraph-properties style:writing-mode="lr-tb"/>
    </style:style>
    <style:style style:name="gr4" style:family="graphic" style:parent-style-name="objectwithoutfill">
      <style:graphic-properties svg:stroke-width="0.106cm" draw:marker-start-width="0.358cm" draw:marker-end="Arrowheads_20_2" draw:marker-end-width="0.458cm" draw:fill="none" draw:textarea-vertical-align="middle" fo:padding-top="0.177cm" fo:padding-bottom="0.177cm" fo:padding-left="0.302cm" fo:padding-right="0.302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svg:stroke-color="#333333" draw:fill-color="#b2b2b2" draw:textarea-horizontal-align="justify" draw:textarea-vertical-align="middle" draw:auto-grow-height="false" fo:min-height="0.702cm" fo:min-width="1.087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106cm" svg:stroke-color="#ff0000" draw:marker-start-width="0.359cm" draw:marker-end="Arrowheads_20_3" draw:marker-end-width="0.459cm" draw:fill="none" draw:textarea-vertical-align="middle" fo:padding-top="0.178cm" fo:padding-bottom="0.178cm" fo:padding-left="0.303cm" fo:padding-right="0.303cm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b2b2b2"/>
      <style:paragraph-properties fo:text-align="center" style:writing-mode="lr-tb"/>
    </style:style>
    <style:style style:name="P10" style:family="paragraph">
      <loext:graphic-properties draw:fill-color="#b2b2b2"/>
      <style:paragraph-properties fo:text-align="center" style:writing-mode="lr-tb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DejaVu Sans Mono1" fo:font-size="6pt" style:font-size-asian="6pt" style:font-size-complex="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ource Han Sans CN" style:font-size-asian="12pt" style:font-style-asian="normal" style:font-weight-asian="normal" style:font-name-complex="Droid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87cm" svg:height="0.952cm" svg:x="4.493cm" svg:y="3.857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7.668cm" svg:y="3.857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6.081cm" svg:y="3.857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9.256cm" svg:y="3.857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0.843cm" svg:y="3.857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7.668cm" svg:y="5.762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0.843cm" svg:y="5.762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9.256cm" svg:y="5.762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12.431cm" svg:y="5.762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4.018cm" svg:y="5.762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2.857cm" svg:height="1.199cm" svg:x="1.318cm" svg:y="3.857cm">
          <draw:text-box>
            <text:p><text:span text:style-name="T2">Instruction 1</text:span></text:p>
            <text:p><text:span text:style-name="T2"><text:s/></text:span><text:span text:style-name="T3">a</text:span><text:span text:style-name="T4">ddi $r1, $r0, 4</text:span></text:p>
          </draw:text-box>
        </draw:frame>
        <draw:frame draw:style-name="gr3" draw:text-style-name="P5" draw:layer="layout" svg:width="3.175cm" svg:height="2.228cm" svg:x="1.317cm" svg:y="4.81cm">
          <draw:text-box>
            <text:p><text:span text:style-name="T2">Instruction 2</text:span></text:p>
            <text:p><text:span text:style-name="T3"><text:s text:c="6"/></text:span><text:span text:style-name="T3">(irrelevant)</text:span></text:p>
            <text:p><text:span text:style-name="T3"/></text:p>
            <text:p><text:span text:style-name="T2">Instruction 3</text:span></text:p>
            <text:p text:style-name="P6"><text:span text:style-name="T5"><text:s/></text:span><text:span text:style-name="T3">a</text:span><text:span text:style-name="T4">ddi $r2, $r1, 3</text:span></text:p>
          </draw:text-box>
        </draw:frame>
        <draw:line draw:style-name="gr4" draw:text-style-name="P7" draw:layer="layout" svg:x1="5.445cm" svg:y1="7.467cm" svg:x2="16.24cm" svg:y2="7.467cm">
          <text:p/>
        </draw:line>
        <draw:frame draw:style-name="gr5" draw:text-style-name="P8" draw:layer="layout" svg:width="2.222cm" svg:height="1.27cm" svg:x="3.54cm" svg:y="7.032cm">
          <draw:text-box>
            <text:p>Time</text:p>
          </draw:text-box>
        </draw:frame>
        <draw:frame draw:style-name="gr6" draw:text-style-name="P8" draw:layer="layout" svg:width="18.732cm" svg:height="1.038cm" svg:x="1.953cm" svg:y="1.549cm">
          <draw:text-box>
            <text:p>Cycle: <text:s text:c="2"/>1 <text:s text:c="6"/>2 <text:s text:c="6"/>3 <text:s text:c="6"/>4 <text:s text:c="6"/>5 <text:s text:c="6"/>6 <text:s text:c="10"/></text:p>
          </draw:text-box>
        </draw:frame>
        <draw:line draw:style-name="gr7" draw:text-style-name="P7" draw:layer="layout" svg:x1="4.492cm" svg:y1="2.587cm" svg:x2="4.492cm" svg:y2="3.54cm">
          <text:p/>
        </draw:line>
        <draw:line draw:style-name="gr7" draw:text-style-name="P7" draw:layer="layout" svg:x1="6.08cm" svg:y1="3.54cm" svg:x2="6.08cm" svg:y2="2.587cm">
          <text:p/>
        </draw:line>
        <draw:line draw:style-name="gr7" draw:text-style-name="P7" draw:layer="layout" svg:x1="7.667cm" svg:y1="3.54cm" svg:x2="7.667cm" svg:y2="2.587cm">
          <text:p/>
        </draw:line>
        <draw:line draw:style-name="gr7" draw:text-style-name="P7" draw:layer="layout" svg:x1="9.255cm" svg:y1="3.54cm" svg:x2="9.255cm" svg:y2="2.587cm">
          <text:p/>
        </draw:line>
        <draw:line draw:style-name="gr7" draw:text-style-name="P7" draw:layer="layout" svg:x1="10.842cm" svg:y1="3.54cm" svg:x2="10.842cm" svg:y2="2.587cm">
          <text:p/>
        </draw:line>
        <draw:line draw:style-name="gr7" draw:text-style-name="P7" draw:layer="layout" svg:x1="12.43cm" svg:y1="3.54cm" svg:x2="12.43cm" svg:y2="2.587cm">
          <text:p/>
        </draw:line>
        <draw:custom-shape draw:style-name="gr8" draw:text-style-name="P9" draw:layer="layout" svg:width="1.587cm" svg:height="0.952cm" svg:x="6.08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.587cm" svg:height="0.952cm" svg:x="9.255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.587cm" svg:height="0.952cm" svg:x="7.668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.587cm" svg:height="0.952cm" svg:x="10.843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.587cm" svg:height="0.952cm" svg:x="12.43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10.842cm" svg:y1="4.81cm" svg:x2="9.89cm" svg:y2="5.76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7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4:02:04.039443926</meta:creation-date>
    <dc:date>2024-04-23T13:45:00.517217606</dc:date>
    <meta:editing-duration>PT46M26S</meta:editing-duration>
    <meta:editing-cycles>7</meta:editing-cycles>
    <meta:generator>LibreOffice/7.6.6.3$Linux_X86_64 LibreOffice_project/60$Build-3</meta:generator>
    <meta:print-date>2024-04-23T13:42:29.066772450</meta:print-date>
    <meta:printed-by>PDF files</meta:printed-by>
    <meta:document-statistic meta:object-count="27"/>
  </office:meta>
</office:document-meta>
</file>